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sap" svg:font-family="Asap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1155f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01155f" officeooo:paragraph-rsid="0001155f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01155f" officeooo:paragraph-rsid="0004e207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01155f" officeooo:paragraph-rsid="000b181c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01155f" officeooo:paragraph-rsid="0001155f" style:font-weight-asian="bold" style:font-weight-complex="bold"/>
    </style:style>
    <style:style style:name="P7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261c3f" loext:opacity="100%" fo:letter-spacing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61c3f" loext:opacity="100%" fo:letter-spacing="normal"/>
    </style:style>
    <style:style style:name="T1" style:family="text">
      <style:text-properties fo:font-variant="normal" fo:text-transform="none" fo:color="#261c3f" loext:opacity="100%" style:font-name="Asap" fo:font-size="13.5pt" fo:letter-spacing="normal" fo:font-style="normal"/>
    </style:style>
    <style:style style:name="T2" style:family="text">
      <style:text-properties fo:font-variant="normal" fo:text-transform="none" fo:color="#261c3f" loext:opacity="100%" style:font-name="Asap" fo:font-size="13.5pt" fo:letter-spacing="normal" fo:font-style="normal" fo:font-weight="normal"/>
    </style:style>
    <style:style style:name="T3" style:family="text">
      <style:text-properties fo:font-variant="normal" fo:text-transform="none" fo:color="#261c3f" loext:opacity="100%" style:font-name="Asap" fo:font-size="13.5pt" fo:letter-spacing="normal" fo:font-style="normal" fo:font-weight="normal" officeooo:rsid="0004e207"/>
    </style:style>
    <style:style style:name="T4" style:family="text">
      <style:text-properties fo:font-variant="normal" fo:text-transform="none" fo:color="#261c3f" loext:opacity="100%" style:font-name="Asap" fo:font-size="13.5pt" fo:letter-spacing="normal" fo:font-style="normal" fo:font-weight="normal" officeooo:rsid="0001155f"/>
    </style:style>
    <style:style style:name="T5" style:family="text">
      <style:text-properties fo:font-variant="normal" fo:text-transform="none" fo:color="#261c3f" loext:opacity="100%" style:font-name="Asap" fo:font-size="13.5pt" fo:letter-spacing="normal" fo:font-style="normal" fo:font-weight="normal" officeooo:rsid="0008be15"/>
    </style:style>
    <style:style style:name="T6" style:family="text">
      <style:text-properties fo:font-variant="normal" fo:text-transform="none" fo:color="#261c3f" loext:opacity="100%" style:font-name="Asap" fo:font-size="13.5pt" fo:letter-spacing="normal" fo:font-style="normal" fo:font-weight="normal" officeooo:rsid="000b181c"/>
    </style:style>
    <style:style style:name="T7" style:family="text">
      <style:text-properties style:font-name="Asap" fo:font-size="13.5pt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Módulo 2</text:span></text:p>
      <text:p text:style-name="P3"><text:span text:style-name="T2">Capítulo 13 – apresentação</text:span></text:p>
      <text:p text:style-name="P3"><text:span text:style-name="T2"><text:s/></text:span></text:p>
      <text:p text:style-name="P1"><text:span text:style-name="T2">Tópicos desse vídeo:</text:span><text:line-break/><text:span text:style-name="T2">00:00​ – O que vamos aprender no módulo 2?</text:span><text:line-break/><text:span text:style-name="T2">00:26​ – Você já viu o módulo 1?</text:span><text:line-break/><text:span text:style-name="T2">01:04​ – Quer ver aulas antes de todo mundo?</text:span><text:line-break/><text:span text:style-name="T2">01:27​ – Quer cursos com certificado?</text:span><text:line-break/><text:span text:style-name="T2">03:53​ – Mais aulas do módulo 2</text:span><text:line-break/><text:span text:style-name="T2">05:34​ – Quais serão os assuntos do módulo?</text:span><text:line-break/><text:span text:style-name="T2">05:51​ – Estudos de cores</text:span><text:line-break/><text:span text:style-name="T2">06:40​ – Tipografia</text:span><text:line-break/><text:span text:style-name="T2">07:51​ – CSS id e class</text:span><text:line-break/><text:span text:style-name="T2">08:13​ – Modelo de caixas</text:span><text:line-break/><text:span text:style-name="T2">08:47​ – Criando um site do zero</text:span><text:line-break/><text:span text:style-name="T2">09:25​ – Projeto que será criado</text:span><text:line-break/><text:span text:style-name="T2">11:37​ – Seu módulo 2 vai começar</text:span><text:line-break/><text:span text:style-name="T2">12:28​ – Quer ser avisado quando sair aula nova?</text:span> </text:p>
      <text:p text:style-name="P1"><text:span text:style-name="T2"/></text:p>
      <text:p text:style-name="P3"><text:span text:style-name="T2">Capítulo 13 – aula 1</text:span></text:p>
      <text:p text:style-name="P3"><text:span text:style-name="T2">Tópicos deste vídeo:<text:line-break/>00:00​ – Módulo02, Capítulo 13, aula 01<text:line-break/>00:14​ – Fundamentos básicos do design<text:line-break/>00:55​ – O que vamos precisar?<text:line-break/>01:25​ – A emoção das cores<text:line-break/>02:48​ – A importância das cores<text:line-break/>05:01​ – Aprenda mais com cursos extras<text:line-break/>06:42​ – Para que as marcas usam o azul?<text:line-break/>09:16​ – O uso do vermelho<text:line-break/>10:41​ – Cuidado com o background preto<text:line-break/>12:18​ – Cores para comida?<text:line-break/>13:57​ – O uso do verde<text:line-break/>15:37​ – Projetos Monocromáticos<text:line-break/>16:44​ – Cores e o luxo<text:line-break/>17:25​ – O uso do marrom<text:line-break/>18:24​ – Ajude a divulgar o curso<text:line-break/>20:11​ – Casos modernos e bonitos<text:line-break/>23:30​ – Próximos passos </text:span></text:p>
      <text:p text:style-name="P3"><text:span text:style-name="T2"/></text:p>
      <text:p text:style-name="P3"><text:span text:style-name="T2">Capítulo 13 – aula 2</text:span></text:p>
      <text:p text:style-name="P3"><text:span text:style-name="T2">Tópicos deste vídeo:<text:line-break/>00:00​ – Módulo 02, Capítulo 13, aula 02<text:line-break/>00:17​ – O que vimos até aqui?<text:line-break/>01:36​ – Cursos grátis de tecnologia<text:line-break/>02:46​ – Criando o exercício<text:line-break/>03:55​ – Configurando as propriedades básicas<text:line-break/></text:span><text:soft-page-break/><text:span text:style-name="T2">05:20​ – Usando cores Hex<text:line-break/>07:16​ – Como representar cores em hexadecimais?<text:line-break/>07:45​ – Cores Hex com o GIMP<text:line-break/>09:59​ – Usando a função rgb()<text:line-break/>12:25​ – Seja um apoiador<text:line-break/>13:21​ – Matiz, saturação e luminosidade com hsl()<text:line-break/>14:55​ – Facilitando o uso de cores com VSCode<text:line-break/>16:56​ – Usando transparência com rgba()<text:line-break/>18:44​ – Usando hsla()<text:line-break/>19:00​ – Várias maneiras de representar cores<text:line-break/>19:18​ – Não consigo harmonizar as cores </text:span></text:p>
      <text:p text:style-name="P3"><text:span text:style-name="T2"/></text:p>
      <text:p text:style-name="P3"><text:span text:style-name="T2">Capítulo 13 – aula 3</text:span></text:p>
      <text:p text:style-name="P3"><text:span text:style-name="T2">Capítulo 13 – aula 4</text:span></text:p>
      <text:p text:style-name="P3"><text:span text:style-name="T2">Tópicos deste vídeo:<text:line-break/>00:00​ – Módulo 02, Capítulo 14, aula 04<text:line-break/>00:14​ – Seguindo as normas da W3C<text:line-break/>01:02​ – Cursos grátis para quem está começando agora<text:line-break/>02:24​ – Usando o font-size<text:line-break/>02:49​ – Medidas absolutas para tamanho<text:line-break/>04:17​ – Medidas relativas para tamanho<text:line-break/>05:28​ – Usaremos mais a medida “em”<text:line-break/>06:38​ – Seja avisado sobre nossos lançamentos<text:line-break/>07:15​ – Experimentando outras medidas<text:line-break/>07:50​ – Qual é o tamanho normal de uma fonte na tela<text:line-break/>08:23​ – Diferença entre medidas px e pt<text:line-break/>09:15​ – Relação entre medidas px e em<text:line-break/>10:44​ – Recomendações oficiais<text:line-break/>11:31​ – Mais propriedades de fonte </text:span></text:p>
      <text:p text:style-name="P3"><text:span text:style-name="T2"/></text:p>
      <text:p text:style-name="P3"><text:span text:style-name="T2">Capítulo 13 – aula 5</text:span></text:p>
      <text:p text:style-name="P3"><text:span text:style-name="T2"/></text:p>
      <text:p text:style-name="P3"><text:span text:style-name="T2">Capítulo 13 – aula 6</text:span></text:p>
      <text:p text:style-name="P3"><text:span text:style-name="T2">Tópicos deste vídeo:<text:line-break/>00:00​ – Módulo 02, Capítulo 13, aula 06<text:line-break/>00:15​ – Aprendemos muito sobre cores<text:line-break/>00:49​ – Soluções digitais para o seu negócio<text:line-break/>02:23​ – Criando um novo exercício<text:line-break/>03:04​ – Mudando a cor do fundo da página<text:line-break/>03:47​ – Usando o background-image para degradê<text:line-break/>04:08​ – Usando o linear-gradient em CSS<text:line-break/>05:00​ – Configurações globais das CSS<text:line-break/>05:50​ – Fazendo um degradê mais harmônico<text:line-break/>06:52​ – Deixando o fundo em degradê fixo na tela<text:line-break/>07:14​ – Copiando o degradê do Instagram<text:line-break/>09:02​ – Mudando o ângulo do degradê em graus<text:line-break/></text:span><text:soft-page-break/><text:span text:style-name="T2">09:36​ – Usando um radial-gradient<text:line-break/>10:30​ – Personalizando ainda mais o degradê<text:line-break/>11:27​ – Cuidado com o exagero<text:line-break/>12:12​ – Não se esqueça de ajudar o canal<text:line-break/>12:54​ – Vamos começar a montar sites harmônicos </text:span></text:p>
      <text:p text:style-name="P3"><text:span text:style-name="T2"/></text:p>
      <text:p text:style-name="P4"><text:span text:style-name="T2">Capítulo 13 – aula </text:span><text:span text:style-name="T3">7</text:span></text:p>
      <text:p text:style-name="P4"><text:span text:style-name="T2">Tópicos deste vídeo:<text:line-break/>00:00​ – Módulo 02, Capítulo 13, aula 07<text:line-break/>00:14​ – Exemplo prático de cores em HTML5 e CSS3<text:line-break/>01:04​ – Vários cursos inéditos<text:line-break/>02:22​ – Criando os arquivos básicos<text:line-break/>03:50​ – Abrindo a página de exemplo<text:line-break/>04:44​ – Começando a criar o estilo CSS3<text:line-break/>05:42​ – Escolhendo uma paleta de cores<text:line-break/>06:31​ – Degradê da página<text:line-break/>07:22​ – Demarcando e formatando o conteúdo<text:line-break/>08:27​ – Centralizando o bloco<text:line-break/>08:51​ – Formatando os títulos<text:line-break/>09:52​ – Arredondando as bordas<text:line-break/>10:13​ – Criando uma sombra<text:line-break/>11:35​ – Monocromia e transparência<text:line-break/>12:15​ – Alinhando e formatando título principal<text:line-break/>13:18​ – Comparando o antes e depois<text:line-break/>14:09​ – Ajude a compartilhar o curso<text:line-break/>14:44​ – Próximo assunto: tipografia</text:span></text:p>
      <text:p text:style-name="P3"><text:span text:style-name="T2"/></text:p>
      <text:p text:style-name="P3"><text:span text:style-name="T2">Capítulo 14 – aula 1</text:span></text:p>
      <text:p text:style-name="P3"><text:span text:style-name="T2">Tópicos deste vídeo:<text:line-break/>00:00​ – Módulo 02, Capítulo 14, aula 01<text:line-break/>00:14​ – Novo capítulo, novo conceito importante<text:line-break/>00:57​ – O que veremos nesse vídeo?<text:line-break/>01:34​ – Curso grátis de criação de apps para dispositivos móveis<text:line-break/>02:37​ – Conceitos fundamentais de tipografia<text:line-break/>03:20​ – Como os livros eram feitos antigamente?<text:line-break/>05:00​ – O grande invento de Gutenberg<text:line-break/>07:10​ – Quem é o pai da imprensa?<text:line-break/>08:25​ – Ajude a divulgar o nosso material<text:line-break/>09:50​ – Letras mais fáceis de ler<text:line-break/>10:38​ – O que significa tipografia?<text:line-break/>11:40​ – Tipos e as emoções<text:line-break/>12:40​ – Exemplo 1 de aplicação de tipo<text:line-break/>13:47​ – Exemplo 2 de aplicação de tipo<text:line-break/>14:36​ – Exemplo 3 de aplicação de tipo<text:line-break/>15:20​ – Vamos continuar com os conceitos </text:span></text:p>
      <text:p text:style-name="P3"><text:span text:style-name="T2"/></text:p>
      <text:p text:style-name="P3"><text:soft-page-break/><text:span text:style-name="T2">Capítulo 14 – aula 2</text:span></text:p>
      <text:p text:style-name="P3"><text:span text:style-name="T2">Tópicos deste vídeo:<text:line-break/>00:00​ – Módulo 02, Capítulo 14, aula 02<text:line-break/>00:14​ – O que vimos até aqui<text:line-break/>00:54​ – Cursos grátis para ajudar na sua carreira<text:line-break/>02:02​ – Anatomia do tipo<text:line-break/>03:43​ – Altura X<text:line-break/>04:54​ – Altura das maiúsculas<text:line-break/>05:22​ – Ascendente e descendente<text:line-break/>06:05​ – Altura do corpo<text:line-break/>06:52​ – A importância da serifa<text:line-break/>08:23​ – Experiência de leitura<text:line-break/>11:05​ – Seja um apoiador do projeto e ganhe certificados<text:line-break/>11:47​ – Anatomias geométricas<text:line-break/>13:54​ – Anatomias humanizadas<text:line-break/>16:00​ – O que é um glifo<text:line-break/>16:27​ – O que é uma fonte<text:line-break/>17:05​ – Família tipográfica<text:line-break/>18:44​ – Categorias de fontes<text:line-break/>19:25​ – Fontes serifadas e sem sérias<text:line-break/>20:19​ – Recomendações de uso de fontes<text:line-break/>21:34​ – Fontes monoespaçadas<text:line-break/>23:07​ – Fontes handwrite e comemorativas<text:line-break/>24:34​ – Vamos aplicar tudo na prática </text:span></text:p>
      <text:p text:style-name="P3"><text:span text:style-name="T2"/></text:p>
      <text:p text:style-name="P3"><text:span text:style-name="T2">Capítulo 14 – aula 3</text:span></text:p>
      <text:p text:style-name="P3"><text:span text:style-name="T2">ópicos deste vídeo:<text:line-break/>00:00​ – Módulo 02, Capítulo 14, aula 03<text:line-break/>00:14​ – Vamos continuar a estudar fontes<text:line-break/>00:55​ – Aprenda a criar aplicativos Android<text:line-break/>02:05​ – Criando um novo exercício<text:line-break/>03:18​ – Criando o conteúdo genérico<text:line-break/>04:20​ – Mudando a família da fonte<text:line-break/>05:21​ – Segue a gente nas redes sociais<text:line-break/>05:49​ – Usando múltiplas fontes alternativas<text:line-break/>07:29​ – Web safe font combinations<text:line-break/>08:30​ – Fontes genéricas<text:line-break/>09:24​ – VSCode te ajuda com as combinações<text:line-break/>10:25​ – Família de fonte para títulos<text:line-break/>11:34​ – Vamos falar sobre tamanho de fonte </text:span></text:p>
      <text:p text:style-name="P3"><text:span text:style-name="T2"/></text:p>
      <text:p text:style-name="P3"><text:span text:style-name="T2">Capítulo 14 – aula 4</text:span></text:p>
      <text:p text:style-name="P3"><text:span text:style-name="T2">Tópicos deste vídeo:<text:line-break/>00:00​ – Módulo 02, Capítulo 14, aula 04<text:line-break/>00:14​ – Seguindo as normas da W3C<text:line-break/>01:02​ – Cursos grátis para quem está começando agora<text:line-break/></text:span><text:soft-page-break/><text:span text:style-name="T2">02:24​ – Usando o font-size<text:line-break/>02:49​ – Medidas absolutas para tamanho<text:line-break/>04:17​ – Medidas relativas para tamanho<text:line-break/>05:28​ – Usaremos mais a medida “em”<text:line-break/>06:38​ – Seja avisado sobre nossos lançamentos<text:line-break/>07:15​ – Experimentando outras medidas<text:line-break/>07:50​ – Qual é o tamanho normal de uma fonte na tela<text:line-break/>08:23​ – Diferença entre medidas px e pt<text:line-break/>09:15​ – Relação entre medidas px e em<text:line-break/>10:44​ – Recomendações oficiais<text:line-break/>11:31​ – Mais propriedades de fonte </text:span></text:p>
      <text:p text:style-name="P3"><text:span text:style-name="T2"/></text:p>
      <text:p text:style-name="P3"><text:span text:style-name="T2">Capítulo 14 – aula 5</text:span></text:p>
      <text:p text:style-name="P3"><text:span text:style-name="T2">Tópicos deste vídeo:<text:line-break/>00:00​ – Módulo 02, Capítulo 14, aula 05<text:line-break/>00:15​ – Peso, estilo e shorthand<text:line-break/>00:59​ – O melhor local para colocar seu site<text:line-break/>02:30​ – Peso da fonte<text:line-break/>03:39​ – Uso do font-weight<text:line-break/>04:11​ – Peso com palavras-chave<text:line-break/>05:07​ – Peso com variações numéricas<text:line-break/>06:05​ – Nem toda fonte tem variações<text:line-break/>06:37​ – Uso do font-style<text:line-break/>08:00​ – Uso do text-decoration<text:line-break/>08:36​ – Configuração de exemplo<text:line-break/>09:11​ – Simplificando tudo com shorthand Font<text:line-break/>11:06​ – Um outro exemplo de simplificação<text:line-break/>11:51​ – Quer conquistar cinco certificados?<text:line-break/>12:33​ – Usando fontes externas </text:span></text:p>
      <text:p text:style-name="P3"><text:span text:style-name="T2"/></text:p>
      <text:p text:style-name="P3"><text:span text:style-name="T2">Capítulo 14 – aula 6</text:span></text:p>
      <text:p text:style-name="P3"><text:span text:style-name="T2">Tópicos deste vídeo:<text:line-break/>00:00​ – Módulo 02, Capítulo 14, aula 06<text:line-break/>00:14​ – Usando fontes externas em sites<text:line-break/>00:43​ – Quer aprender a produzir vídeos?<text:line-break/>02:14​ – Criando um novo exercícios<text:line-break/>04:28​ – Acessando o Google Fonts<text:line-break/>05:10​ – Filtrando fontes por categoria<text:line-break/>05:46​ – Usando uma fonte escolhida<text:line-break/>06:48​ – Código de incorporação da fonte<text:line-break/>07:20​ – Colocando o código no arquivo CSS<text:line-break/>07:49​ – Escolhendo uma fonte mais completa<text:line-break/>09:00​ – Importando a segunda fonte<text:line-break/>09:47​ – Aplicando a fonte ao conteúdo HTML<text:line-break/>11:38​ – Mais opções do Google Fonts<text:line-break/>12:26​ – E se a fonte não estiver no Google Fonts?<text:line-break/></text:span><text:soft-page-break/><text:span text:style-name="T2">13:36​ – Quantas fontes usar em um site?<text:line-break/>13:55​ – Nos ajude a chegar mais longe<text:line-break/>14:36​ – Usando fontes externas baixadas </text:span></text:p>
      <text:p text:style-name="P3"><text:span text:style-name="T2"/></text:p>
      <text:p text:style-name="P3"><text:span text:style-name="T2">Capítulo 14 – aula 7</text:span></text:p>
      <text:p text:style-name="P2"><text:span text:style-name="T4"><text:s/></text:span><text:span text:style-name="T2">Tópicos deste vídeo:<text:line-break/>00:00​ – Módulo 02, Capítulo 14, aula 07<text:line-break/>00:13​ – Procurando uma fonte específica para seu site<text:line-break/>01:00​ – A sua oportunidade pode estar aqui<text:line-break/>02:07​ – Criando um novo exercício<text:line-break/>02:56​ – Montando o estilo CSS<text:line-break/>03:20​ – Sites para baixar fontes<text:line-break/>03:56​ – Cuidado com fontes sem acentos<text:line-break/>05:00​ – Baixando uma fonte<text:line-break/>05:30​ – Onde colocar uma fonte externa no site<text:line-break/>06:01​ – Criando o seletor font-face<text:line-break/>06:50​ – Configurando a fonte personalizada<text:line-break/>07:28​ – Entenda sobre os tipos e formatos de fonte<text:line-break/>08:45​ – Configurações adicionais ao font-face<text:line-break/>10:00​ – Configurando pastas específicas para fontes<text:line-break/>11:22​ – Misturando fontes externas e Google Fonts<text:line-break/>12:11​ – Compartilhe o curso com os amigos<text:line-break/>12:47​ – Continuaremos com o assunto de fontes </text:span></text:p>
      <text:p text:style-name="P3"><text:span text:style-name="T2"/></text:p>
      <text:p text:style-name="P3"><text:span text:style-name="T2">Capítulo 14 – aula 8</text:span></text:p>
      <text:p text:style-name="P3"><text:span text:style-name="T2">Tópicos deste vídeo:<text:line-break/>00:00​ – Módulo 02, Capítulo 14, aula 08<text:line-break/>00:16​ – Como capturar uma fonte de um site?<text:line-break/>01:11​ – Uma grande ajuda para criar seu próprio site<text:line-break/>02:35​ – Iniciando um exemplo<text:line-break/>03:00​ – Baixando o Fonts Ninja<text:line-break/>04:02​ – Desligando uma extensão não usada<text:line-break/>04:26​ – Descobrindo as fontes de um site<text:line-break/>07:17​ – Procurando por uma fonte na Web<text:line-break/>09:43​ – Ajude a divulgar nosso curso<text:line-break/>11:08​ – Vamos falar sobre alinhamento de textos </text:span></text:p>
      <text:p text:style-name="P3"><text:span text:style-name="T2"/></text:p>
      <text:p text:style-name="P3"><text:span text:style-name="T2">Capítulo 14 – aula 9</text:span></text:p>
      <text:p text:style-name="P3"><text:span text:style-name="T2">Tópicos deste vídeo:<text:line-break/>00:00​ – Módulo 02, Capítulo 14, aula 09<text:line-break/>00:17​ – E se a fonte estiver em uma imagem?<text:line-break/>01:15​ – Quer aprender redes, Linux e eletrônica básica?<text:line-break/>02:50​ – Acessando os sites que serão usados<text:line-break/>03:28​ – A imagem que será usada como referência<text:line-break/>03:54​ – Usando o WhatFontIs<text:line-break/>09:13​ – Usando o Font Squirrel<text:line-break/></text:span><text:soft-page-break/><text:span text:style-name="T2">10:03​ – Usando o MyFonts<text:line-break/>11:19​ – Torne-se um apoiador do projeto<text:line-break/>12:02​ – Vamos falar sobre alinhamentos </text:span></text:p>
      <text:p text:style-name="P3"><text:span text:style-name="T2"/></text:p>
      <text:p text:style-name="P3"><text:span text:style-name="T2">Capítulo 14 – aula 10</text:span></text:p>
      <text:p text:style-name="P4"><text:span text:style-name="T3">Tópicos deste vídeo:<text:line-break/>00:00​ – Módulo 02, Capítulo 14, aula 10<text:line-break/>00:14​ – O que aprendemos até aqui?<text:line-break/>01:05​ – Faça vários outros cursos grátis<text:line-break/>02:14​ – Criando um novo projeto<text:line-break/>03:25​ – Tipos de alinhamento antigamente<text:line-break/>04:15​ – Fazendo alinhamento do jeito certo<text:line-break/>06:06​ – Recuo de parágrafo (text-indent)<text:line-break/>07:15​ – Não use mais a tag CENTER em HTML<text:line-break/>07:50​ – Acompanhe nosso trabalho nas redes sociais<text:line-break/>08:19​ – Dá pra personalizar ainda mais os seletores </text:span></text:p>
      <text:p text:style-name="P4"><text:span text:style-name="T2"/></text:p>
      <text:p text:style-name="P3"><text:span text:style-name="T2">Capítulo 15 – aula 1</text:span></text:p>
      <text:p text:style-name="P3"><text:span text:style-name="T2">Tópicos deste vídeo:<text:line-break/>00:00​ – Módulo 02, Capítulo 15, aula 01<text:line-break/>00:16​ – Seletores personalizados<text:line-break/>01:19​ – Em que momento personalizar um seletor<text:line-break/>01:50​ – O melhor lugar para hospedar seu site<text:line-break/>03:02​ – Criando novo exercício<text:line-break/>04:50​ – Criando um estilo externo para a página<text:line-break/>06:45​ – Quer saber sempre que sair vídeo novo?<text:line-break/>07:22​ – Por padrão, todo seletor é genérico<text:line-break/>08:11​ – Identificando componentes HTML com id<text:line-break/>09:43​ – O uso do símbolo cerquilha #<text:line-break/>10:22​ – Personalizando os títulos com id<text:line-break/>11:25​ – Cuidado com erros de digitação<text:line-break/>11:58​ – Qual é a diferença entre id e class? </text:span></text:p>
      <text:p text:style-name="P3"><text:span text:style-name="T2"/></text:p>
      <text:p text:style-name="P3"><text:span text:style-name="T2">Capítulo 15 – aula 2</text:span></text:p>
      <text:p text:style-name="P3"><text:span text:style-name="T2">Tópicos deste vídeo:<text:line-break/>00:00​ – Módulo 02, Capítulo 15, aula 02<text:line-break/>00:14​ – Continuando onde paramos<text:line-break/>00:49​ – Ajude a divulgar o curso<text:line-break/>02:14​ – O exercício da aula anterior<text:line-break/>02:58​ – Posso usar mais de um id igual?<text:line-break/>04:01​ – Uma formatação especial<text:line-break/>04:45​ – Qual é a diferença entre id e class?<text:line-break/>05:13​ – Dica para dar nome a uma class<text:line-break/>06:20​ – Criando configurações para cada classe<text:line-break/>07:35​ – Os certificados são válidos?<text:line-break/>08:16​ – Aumentando o alcance de uma classe<text:line-break/></text:span><text:soft-page-break/><text:span text:style-name="T2">09:08​ – Usando mais de uma classe em um elemento<text:line-break/>10:19​ – Usando id e classe em um mesmo elemento<text:line-break/>11:29​ – A prioridade é do id ou class?<text:line-break/>12:47​ – Próximo assunto das aulas </text:span></text:p>
      <text:p text:style-name="P3"><text:span text:style-name="T2"/></text:p>
      <text:p text:style-name="P3"><text:span text:style-name="T2">Capítulo 15 – aula 3</text:span></text:p>
      <text:p text:style-name="P3"><text:span text:style-name="T2">Tópicos deste vídeo:<text:line-break/>00:00​ – Módulo 02, Capítulo 15, aula 03<text:line-break/>00:14​ – Vamos aprender pseudo-classes em CSS<text:line-break/>00:43​ – Empoderamento digital com a Recode<text:line-break/>01:51​ – Criando um novo exercício<text:line-break/>02:49​ – Criando algumas DIV<text:line-break/>03:15​ – Personalizando as DIV<text:line-break/>04:35​ – Usando alinhamento de bloco em linha<text:line-break/>05:39​ – O que são pseudo-classes<text:line-break/>06:11​ – Usando a pseudo-classe hover<text:line-break/>07:55​ – Ajude o canal<text:line-break/>08:35​ – Criando mais um exemplo<text:line-break/>09:22​ – Criando o estilo com pseudo-classe<text:line-break/>10:11​ – Escondendo um elemento da página<text:line-break/>11:11​ – Revelando um elemento escondido<text:line-break/>13:04​ – Próximo assunto: pseudo-elementos </text:span></text:p>
      <text:p text:style-name="P3"><text:span text:style-name="T2"/></text:p>
      <text:p text:style-name="P3"><text:span text:style-name="T2">Capítulo 15 – aula 4</text:span></text:p>
      <text:p text:style-name="P3"><text:span text:style-name="T2">Tópicos deste vídeo:<text:line-break/>00:00​ – Módulo 02, Capítulo 15, aula 04<text:line-break/>00:15​ – O que aprendemos até aqui<text:line-break/>00:45​ – Onde hospedar seu site?<text:line-break/>02:29​ – Criando um novo exercício<text:line-break/>03:21​ – Criando uma lista com links<text:line-break/>04:21​ – Criando os estilos<text:line-break/>04:45​ – Pseudo-classe visited<text:line-break/>05:15​ – Retirando sublinhado dos links<text:line-break/>06:09​ – Pseudo-classe active<text:line-break/>07:47​ – Ajude a divulgar o curso<text:line-break/>08:23​ – Pseudo-elementos<text:line-break/>09:27​ – Adicionando conteúdos extras<text:line-break/>10:26​ – Links especiais com formatação por classe<text:line-break/>11:50​ – Uma breve revisão<text:line-break/>12:52​ – No próximo capítulo </text:span></text:p>
      <text:p text:style-name="P3"><text:span text:style-name="T2"/></text:p>
      <text:p text:style-name="P3"><text:span text:style-name="T2">Capítulo 16 – aula 1</text:span></text:p>
      <text:p text:style-name="P3"><text:span text:style-name="T2">Capítulo 16 – aula 2</text:span></text:p>
      <text:p text:style-name="P3"><text:span text:style-name="T2">Capítulo 16 – aula 3 </text:span></text:p>
      <text:p text:style-name="P3"><text:span text:style-name="T2">Capítulo 16 – aula 4</text:span></text:p>
      <text:p text:style-name="P3"><text:span text:style-name="T2">Capítulo 16 – aula 5</text:span></text:p>
      <text:p text:style-name="P3"><text:soft-page-break/><text:span text:style-name="T2">Capítulo 16 – aula 6</text:span></text:p>
      <text:p text:style-name="P3"><text:span text:style-name="T2">Capítulo 16 – aula 7</text:span></text:p>
      <text:p text:style-name="P3"><text:span text:style-name="T2">Capítulo 16 – aula 8 – </text:span><text:span text:style-name="T5">DESAFIO<text:tab/></text:span></text:p>
      <text:p text:style-name="P3"><text:span text:style-name="T2"/></text:p>
      <text:p text:style-name="P3"><text:span text:style-name="T2"/></text:p>
      <text:p text:style-name="P3"><text:span text:style-name="T2">Capítulo 17 – aula 1</text:span></text:p>
      <text:p text:style-name="P3"><text:span text:style-name="T2">Capítulo 17 – aula 2</text:span></text:p>
      <text:p text:style-name="P3"><text:span text:style-name="T2">Capítulo 17 – aula 3</text:span></text:p>
      <text:p text:style-name="P3"><text:span text:style-name="T2">Capítulo 17 – aula 4</text:span></text:p>
      <text:p text:style-name="P3"><text:span text:style-name="T2"/></text:p>
      <text:p text:style-name="P3"><text:span text:style-name="T2">Capítulo 17 – aula 5</text:span></text:p>
      <text:p text:style-name="P3"><text:span text:style-name="T2">Tópicos deste vídeo:<text:line-break/>00:00 – Módulo 02, Capítulo 17, aula 05<text:line-break/>00:13 – Organizando o conteúdo<text:line-break/>00:50 – Quer fazer outros cursos mais completos?<text:line-break/>02:27 – O que já fizemos até o momento<text:line-break/>03:10 – Envelopando códigos<text:line-break/>03:58 – Podemos ter mais de um H1 em uma página?<text:line-break/>04:32 – Envelopando parágrafos e títulos<text:line-break/>05:16 – Adicionando as imagens no site<text:line-break/>06:15 – Preparando o resto do conteúdo<text:line-break/>07:33 – Adicionando vídeo do YouTube no HTML<text:line-break/>08:38 – Criando uma lista de itens<text:line-break/>09:45 – Criando abreviações em HTML<text:line-break/>11:05 – As versões do Android são doces<text:line-break/>12:09 – Testando as abreviações<text:line-break/>12:54 – Formatando as palavras de destaque<text:line-break/>13:19 – Criando os links externos<text:line-break/>14:03 – Não se esqueça de nos ajudar<text:line-break/>14:44 – Novos links usando HTML<text:line-break/>18:08 – Os conteúdos já estão organizados<text:line-break/>20:12 – Vamos aprender a usar variáveis em CSS </text:span></text:p>
      <text:p text:style-name="P3"><text:span text:style-name="T2"/></text:p>
      <text:p text:style-name="P3"><text:span text:style-name="T2">Capítulo 17 – aula 6</text:span></text:p>
      <text:p text:style-name="P3"><text:span text:style-name="T2">Tópicos deste vídeo:<text:line-break/>00:00 – Módulo 02, Capítulo 17, aula 06<text:line-break/>00:13 – Como usar variáveis em CSS<text:line-break/>01:24 – CSS é uma linguagem de programação?<text:line-break/>01:55 – Conheça os cursos da Recode<text:line-break/>03:03 – Para que vou usar variável em CSS?<text:line-break/>03:35 – A paleta de cores que escolhemos<text:line-break/>04:56 – Aplicando cores sem variáveis<text:line-break/>05:37 – Criando a pseudo-classe root<text:line-break/>06:02 – Declarando uma variável CSS<text:line-break/>06:43 – Usando variáveis CSS no código<text:line-break/>07:55 – Usando variáveis para fontes<text:line-break/></text:span><text:soft-page-break/><text:span text:style-name="T2">09:55 – Usando fontes em variáveis declaradas<text:line-break/>10:25 – Mudando o caminho para acessar a fonte<text:line-break/>11:24 – Compartilhe o curso com seus grupos<text:line-break/>11:59 – Personalizando os estilos extras<text:line-break/>13:54 – A praticidade em usar variáveis CSS<text:line-break/>14:47 – Definições globais em CSS<text:line-break/>16:17 – Seletor global<text:line-break/>17:03 – Conteúdo que fica vazando no site<text:line-break/>18:54 – Use variáveis sempre que possível </text:span></text:p>
      <text:p text:style-name="P3"><text:span text:style-name="T2"/></text:p>
      <text:p text:style-name="P3"><text:span text:style-name="T2">Capítulo 17 – aula 7</text:span></text:p>
      <text:p text:style-name="P3"><text:span text:style-name="T2">Tópicos deste vídeo:<text:line-break/>00:00 – Módulo 02, Capítulo 17, aula 07<text:line-break/>00:14 – O que é responsividade?<text:line-break/>01:25 – Migrar um site é fácil? Você pode fazer pra mim?<text:line-break/>02:38 – O que fizemos até o momento<text:line-break/>03:09 – Simulando telas menores<text:line-break/>03:53 – Simulando telas maiores<text:line-break/>04:20 – Qual é a largura ideal de um site?<text:line-break/>06:15 – Criando um exemplo simples de site responsivo<text:line-break/>07:20 – Abrindo o exemplo criado<text:line-break/>08:18 – Instalando a extensão Window Resizer<text:line-break/>10:14 – Criando o estilo para o site responsivo<text:line-break/>11:03 – Usando largura fixa e alinhando o conteúdo<text:line-break/>12:13 – Usando min-width e max-width<text:line-break/>13:40 – Imagens adaptáveis por CSS<text:line-break/>14:03 – Usando picture com múltiplas mídias<text:line-break/>15:33 – Testando o exemplo de responsividade<text:line-break/>18:10 – Ajude a divulgar o nosso curso<text:line-break/>19:35 – Vamos adaptar os conceitos ao desafio </text:span></text:p>
      <text:p text:style-name="P3"><text:span text:style-name="T2"/></text:p>
      <text:p text:style-name="P3"><text:span text:style-name="T2">Capítulo 17 – aula 8</text:span></text:p>
      <text:p text:style-name="P3"><text:span text:style-name="T2">Tópicos deste vídeo:<text:line-break/>00:00 – Módulo 02, Capítulo 17, aula 08<text:line-break/>00:16 – Você já sabe a teoria sobre responsividade?<text:line-break/>01:21 – Uma empresa especializada em criar sites<text:line-break/>02:45 – Configurando larguras mínima e máxima<text:line-break/>03:35 – Adaptando o tamanho das imagens<text:line-break/>03:56 – Alinhando o conteúdo do site no meio da tela<text:line-break/>04:30 – Usando imagens alternativas para telas pequenas<text:line-break/>05:09 – Usando um Picture com múltiplos sources<text:line-break/>07:25 – Centralizando imagens no site<text:line-break/>07:54 – Adaptando a área main<text:line-break/>09:02 – Arredondamento personalizado de bordas<text:line-break/>10:49 – Dá trabalho adaptar um site?<text:line-break/></text:span><text:soft-page-break/><text:span text:style-name="T2">11:19 – Ajude a divulgar o curso<text:line-break/>12:45 – Vamos configurar o topo do site </text:span></text:p>
      <text:p text:style-name="P3"><text:span text:style-name="T2"/></text:p>
      <text:p text:style-name="P3"><text:span text:style-name="T2">Capítulo 17 – aula 9</text:span></text:p>
      <text:p text:style-name="P3"><text:span text:style-name="T2">Capítulo 17 – aula 10</text:span></text:p>
      <text:p text:style-name="P5"><text:span text:style-name="T2">Capítulo 17 – aula 1</text:span><text:span text:style-name="T6">1</text:span></text:p>
      <text:p text:style-name="P5"><text:span text:style-name="T2">Capítulo 17 – aula 1</text:span><text:span text:style-name="T6">2</text:span></text:p>
      <text:p text:style-name="P3"><text:span text:style-name="T2"/></text:p>
      <text:p text:style-name="P3"><text:span text:style-name="T2"/></text:p>
      <text:p text:style-name="P6"><text:span text:style-name="T1">Fim do módulo 2</text:span></text:p>
      <text:p text:style-name="P3"><text:span text:style-name="T2"/></text:p>
      <text:p text:style-name="P1"><text:span text:style-name="T2">Tópicos deste vídeo:</text:span><text:line-break/><text:span text:style-name="T2">00:00 – Módulo 2, aula final</text:span><text:line-break/><text:span text:style-name="T2">00:28 – O que vamos ver nesse vídeo</text:span><text:line-break/><text:span text:style-name="T2">00:56 – Quais serão os módulos do curso</text:span><text:line-break/><text:span text:style-name="T2">01:47 – O que vimos no módulo 2</text:span><text:line-break/><text:span text:style-name="T2">03:37 – Coisas que todo certificado deve ter</text:span><text:line-break/><text:span text:style-name="T2">04:59 – Nossos certificados possuem código de validação</text:span><text:line-break/><text:span text:style-name="T2">05:46 – Como obter um certificado?</text:span><text:line-break/><text:span text:style-name="T2">07:03 – Cuidado com o e-mail usado</text:span><text:line-break/><text:span text:style-name="T2">07:35 – Painel do aluno e acesso ao curso</text:span><text:line-break/><text:span text:style-name="T2">08:08 – Iniciando o curso</text:span><text:line-break/><text:span text:style-name="T2">08:49 – Cuidado ao marcar a aula como concluída</text:span><text:line-break/><text:span text:style-name="T2">10:04 – Como acessar seus cursos em andamento</text:span><text:line-break/><text:span text:style-name="T2">11:05 – O certificado vai chegar na minha casa?</text:span><text:line-break/><text:span text:style-name="T2">11:29 – Como conseguir créditos para certificados</text:span><text:line-break/><text:span text:style-name="T2">12:16 – Como ganhar créditos todos os meses</text:span><text:line-break/><text:span text:style-name="T2">14:14 – Vocês tiram dúvidas de matéria no site?</text:span><text:line-break/><text:span text:style-name="T2">15:37 – Quando vai sair o módulo 3?</text:span><text:line-break/><text:span text:style-name="T2">16:23 – Bom curso! Boa avaliação!</text:span> </text:p>
      <text:p text:style-name="P1"/>
      <text:p text:style-name="P1"/>
      <text:p text:style-name="P1"><text:span text:style-name="T2">Todos os elementos HTML que são caixas podem ter um espaço interno, que fica entre a borda e o conteúdo e se chama _____.  Eles também podem ter um espaço externo, que fica além da borda e se chama _____. Qual das opções abaixo é a única que preenche as lacunas na ordem correta?</text:span> </text:p>
      <text:p text:style-name="P8"> <text:span text:style-name="T7">margin / padding</text:span></text:p>
      <text:list xml:id="list1562408737" text:style-name="L1">
        <text:list-item>
          <text:p text:style-name="P7"> <text:span text:style-name="T7">outline / padding</text:span></text:p>
        </text:list-item>
        <text:list-item>
          <text:p text:style-name="P7"> <text:span text:style-name="T7">outline / margin</text:span></text:p>
        </text:list-item>
        <text:list-item>
          <text:p text:style-name="P7"> <text:span text:style-name="T7">padding / margin</text:span>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sap" svg:font-family="Asap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10:23:06.753000000</meta:creation-date>
    <dc:date>2021-10-31T18:40:49.467000000</dc:date>
    <meta:editing-duration>PT5H17M24S</meta:editing-duration>
    <meta:editing-cycles>8</meta:editing-cycles>
    <meta:generator>LibreOffice/7.1.4.2$Windows_X86_64 LibreOffice_project/a529a4fab45b75fefc5b6226684193eb000654f6</meta:generator>
    <meta:document-statistic meta:table-count="0" meta:image-count="0" meta:object-count="0" meta:page-count="11" meta:paragraph-count="75" meta:word-count="910" meta:character-count="16923" meta:non-whitespace-character-count="4835"/>
  </office:meta>
</office:document-meta>
</file>